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re1" style:list-style-name="LFO1" style:family="paragraph">
      <style:text-properties style:use-window-font-color="true"/>
    </style:style>
    <style:style style:name="P3" style:parent-style-name="Titre2" style:list-style-name="LFO1" style:family="paragraph">
      <style:text-properties style:use-window-font-color="true"/>
    </style:style>
    <style:style style:name="P4" style:parent-style-name="Titre1" style:list-style-name="LFO1" style:family="paragraph">
      <style:text-properties style:use-window-font-color="true"/>
    </style:style>
    <style:style style:name="P5" style:parent-style-name="Titre2" style:list-style-name="LFO1" style:family="paragraph">
      <style:text-properties style:use-window-font-color="true"/>
    </style:style>
    <style:style style:name="P6" style:parent-style-name="Titre2" style:list-style-name="LFO1" style:family="paragraph">
      <style:text-properties style:use-window-font-color="true"/>
    </style:style>
    <style:style style:name="P7" style:parent-style-name="Titre2" style:list-style-name="LFO1" style:family="paragraph">
      <style:text-properties style:use-window-font-color="true"/>
    </style:style>
  </office:automatic-styles>
  <office:body>
    <office:text text:use-soft-page-breaks="true">
      <text:p text:style-name="P1">Chavanne Lucas</text:p>
      <text:p text:style-name="Normal">Journal de bord<text:s/></text:p>
      <text:p text:style-name="Normal">Blm shop</text:p>
      <text:p text:style-name="Normal">05/10/2022</text:p>
      <text:h text:style-name="P2" text:outline-level="1">Matin<text:s/></text:h>
      <text:h text:style-name="P3" text:outline-level="2">Page panier, pages produits</text:h>
      <text:h text:style-name="P4" text:outline-level="1">Aprèm<text:s/></text:h>
      <text:h text:style-name="P5" text:outline-level="2">Aider Jordan sur son projet<text:s/></text:h>
      <text:h text:style-name="P6" text:outline-level="2">Ajouter une nouvelle table catégories</text:h>
      <text:h text:style-name="P7" text:outline-level="2">Design page détail du produit<text:s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.CHVNN</meta:initial-creator>
    <dc:creator>LUCAS.CHVNN</dc:creator>
    <meta:creation-date>2022-10-05T14:01:00Z</meta:creation-date>
    <dc:date>2022-10-05T14:04:00Z</dc:date>
    <meta:template xlink:href="Normal.dotm" xlink:type="simple"/>
    <meta:editing-cycles>1</meta:editing-cycles>
    <meta:editing-duration>PT180S</meta:editing-duration>
    <meta:document-statistic meta:page-count="1" meta:paragraph-count="1" meta:word-count="29" meta:character-count="192" meta:row-count="1" meta:non-whitespace-character-count="164"/>
  </office:meta>
</office:document-meta>
</file>